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Builder.append( char lhs , char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Builder.append( short [ ] lhs , short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( Object [ ] lhs , Object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( boolean lhs , boolean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Builder.append( int lhs , int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Builder.reflectionEquals( Object lhs , Object rhs , boolean testTransients , Class reflectUpToClass , String [ ] excludeField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EqualsBuilder.append( double lhs , double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Builder.reflectionAppend( Object lhs , Object rhs , Class clazz , EqualsBuilder builder , boolean useTransients , String [ ] excludeField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qualsBuilder.append( boolean [ ] lhs , boolean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Equal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qualsBuilder.append( float [ ] lhs , float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( byte lhs , byte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Builder.reflectionEquals( Object lhs , Object rhs , boolean test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append( long [ ] lhs , long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append( short lhs , short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Builder.append( long lhs , long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Builder.reflectionEquals( Object lhs , Object rhs , Collection exclud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append( char [ ] lhs , char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reflectionEquals( Object lhs , Object rhs , boolean testTransients , Class reflectUp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append( int [ ] lhs , int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is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append( Object lhs , Object rh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EqualsBuilder.appendSuper( boolean superEqu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alsBuilder.append( float lhs , float rh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Builder.reflectionEquals( Object lhs , Object rhs , String [ ] exclud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setEquals( boolean isEqu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append( byte [ ] lhs , byte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qualsBuilder.reflectionEquals( Object lhs , Object r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.append( double [ ] lhs , double [ ] rh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